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e1f69"/>
    </style:style>
    <style:style style:name="P2" style:family="paragraph" style:parent-style-name="Standard">
      <style:paragraph-properties fo:text-align="center" style:justify-single-word="false"/>
      <style:text-properties fo:font-weight="bold" officeooo:paragraph-rsid="001e1f69" style:font-weight-asian="bold" style:font-weight-complex="bold"/>
    </style:style>
    <style:style style:name="P3" style:family="paragraph" style:parent-style-name="Standard">
      <style:text-properties officeooo:paragraph-rsid="001eb570"/>
    </style:style>
    <style:style style:name="P4" style:family="paragraph" style:parent-style-name="Standard" style:master-page-name="">
      <loext:graphic-properties draw:fill="none"/>
      <style:paragraph-properties fo:margin-left="3.701cm" fo:margin-right="0cm" fo:text-indent="0cm" style:auto-text-indent="false" style:page-number="auto" fo:background-color="transparent"/>
      <style:text-properties officeooo:paragraph-rsid="001e1f69"/>
    </style:style>
    <style:style style:name="P5" style:family="paragraph" style:parent-style-name="Standard" style:master-page-name="">
      <loext:graphic-properties draw:fill="none"/>
      <style:paragraph-properties fo:margin-left="3.701cm" fo:margin-right="0cm" fo:text-indent="0cm" style:auto-text-indent="false" style:page-number="auto" fo:background-color="transparent"/>
      <style:text-properties officeooo:paragraph-rsid="001eb570"/>
    </style:style>
    <style:style style:name="P6" style:family="paragraph" style:parent-style-name="Standard">
      <loext:graphic-properties draw:fill="none"/>
      <style:paragraph-properties fo:margin-left="3.701cm" fo:margin-right="0cm" fo:text-indent="0cm" style:auto-text-indent="false" fo:background-color="transparent"/>
      <style:text-properties officeooo:paragraph-rsid="001e1f69"/>
    </style:style>
    <style:style style:name="P7" style:family="paragraph" style:parent-style-name="Standard">
      <loext:graphic-properties draw:fill="none"/>
      <style:paragraph-properties fo:margin-left="3.701cm" fo:margin-right="0cm" fo:text-indent="0cm" style:auto-text-indent="false" fo:background-color="transparent"/>
      <style:text-properties officeooo:paragraph-rsid="001eb570"/>
    </style:style>
    <style:style style:name="P8" style:family="paragraph" style:parent-style-name="Standard">
      <style:text-properties officeooo:rsid="001eb570" officeooo:paragraph-rsid="001eb570"/>
    </style:style>
    <style:style style:name="T1" style:family="text">
      <style:text-properties officeooo:rsid="001e1f69"/>
    </style:style>
    <style:style style:name="T2" style:family="text">
      <style:text-properties fo:font-weight="bold" style:font-weight-asian="bold" style:font-weight-complex="bold"/>
    </style:style>
    <style:style style:name="T3" style:family="text">
      <style:text-properties fo:font-weight="bold" officeooo:rsid="001e1f69" style:font-weight-asian="bold" style:font-weight-complex="bold"/>
    </style:style>
    <style:style style:name="T4" style:family="text">
      <style:text-properties fo:font-style="italic" style:font-style-asian="italic" style:font-style-complex="italic"/>
    </style:style>
    <style:style style:name="T5" style:family="text">
      <style:text-properties officeooo:rsid="001eb5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text:span text:style-name="T1">A</text:span>ccelStepper</text:p>
      <text:p text:style-name="P2"/>
      <text:p text:style-name="P1">This module manages <text:span text:style-name="T1">most of stepper types, you can mix them on the same board but be careful or you will be run out of memory.</text:span></text:p>
      <text:p text:style-name="P1"/>
      <text:p text:style-name="P1">The main properties are: </text:p>
      <text:p text:style-name="P1"><text:span text:style-name="T2">Board</text:span>: Instance of the plate to which it belongs.</text:p>
      <text:p text:style-name="P1"><text:span text:style-name="T2">Device</text:span>: device number, from 0 to 9.</text:p>
      <text:p text:style-name="P1"><text:span text:style-name="T2">MotorPin1_or_DriverStep</text:span>: Pin for motor 1 or direct driver pin.</text:p>
      <text:p text:style-name="P1"><text:span text:style-name="T2">MotorPin2_or_DriverDirection</text:span>: Pin for motor 2 or pin address.</text:p>
      <text:p text:style-name="P1"><text:span text:style-name="T2">Motor Pin3</text:span>: Pin for motor 3.</text:p>
      <text:p text:style-name="P1"><text:span text:style-name="T2">Motor Pin4</text:span>: Pin for motor 4.</text:p>
      <text:p text:style-name="P1"><text:span text:style-name="T2">MotorEnablePin</text:span>: Pin to <text:span text:style-name="T1">enable or disable</text:span> the <text:span text:style-name="T1">stepper</text:span>.</text:p>
      <text:p text:style-name="P1"><text:span text:style-name="T2">InvertMotorPin1, InvertMotorPin, </text:span><text:span text:style-name="T3">etc.</text:span>: if a <text:span text:style-name="T1">motor </text:span>pin works in inverted mode.</text:p>
      <text:p text:style-name="P1"><text:span text:style-name="T2">InterfaceType</text:span>: one <text:span text:style-name="T1">of (</text:span>ACCEL_INTERFACE_DRIVER, ACCEL_INTERFACE_2_WIRE, ACCEL_INTERFACE_3_WIRE, ACCEL_INTERFACE_4_WIRE<text:span text:style-name="T1">)</text:span>.</text:p>
      <text:p text:style-name="P1"><text:span text:style-name="T2">StepSize</text:span>: one <text:span text:style-name="T1">of (</text:span>WHOLE_STEP, HALF_STEP<text:span text:style-name="T1">)</text:span>.</text:p>
      <text:p text:style-name="P1"><text:span text:style-name="T2">Speed</text:span>: floating point value, <text:span text:style-name="T1">steps per second</text:span>.</text:p>
      <text:p text:style-name="P1"><text:span text:style-name="T2">Acceleration</text:span>: floating point value <text:span text:style-name="T1">max is </text:span>1000000.</text:p>
      <text:p text:style-name="P1"><text:span text:style-name="T2">Steps</text:span>: motor steps to be performed.</text:p>
      <text:p text:style-name="P1"/>
      <text:p text:style-name="P1"><text:span text:style-name="T4">MotorPins</text:span> are checked only when trying to activate the corresponding instance, showing an error if it is the case, it is also checked if the pin is assigned to another TPin instance or belongs to an active module. The instance is activated with the <text:span text:style-name="T4">speed</text:span> and <text:span text:style-name="T4">acceleration</text:span> <text:span text:style-name="T1">properties</text:span>.</text:p>
      <text:p text:style-name="P1"/>
      <text:p text:style-name="P1">The <text:span text:style-name="T2">OnStepperPosition</text:span> event is triggered by the <text:span text:style-name="T2">ReportPosition</text:span> request and the <text:span text:style-name="T2">OnStepperMoveCompleted</text:span> event each time a movement ends.</text:p>
      <text:p text:style-name="P1"/>
      <text:p text:style-name="P1">When the <text:span text:style-name="T2">Acceleration</text:span> and <text:span text:style-name="T2">Speed</text:span> ​​properties are modified in an activated instance (Enabled = true), these changes are sent to the <text:span text:style-name="T1">stepper</text:span> (there is no need to call the <text:span text:style-name="T4">setAcceleration</text:span> or <text:span text:style-name="T4">setSpeed</text:span> ​​functions).</text:p>
      <text:p text:style-name="P1"/>
      <text:p text:style-name="P1"><text:span text:style-name="T2">Stop</text:span>: this function stops the <text:span text:style-name="T1">stepper</text:span> with the programmed acceleration (see problems with this function in ConfigurableFirmata below).</text:p>
      <text:p text:style-name="P1"><text:span text:style-name="T2">FastStop</text:span>: this function has been implemented to achieve a fast <text:span text:style-name="T1">stepper</text:span> <text:span text:style-name="T1">stop </text:span>speed, is implemented by changing the acceleration to maximum, then calls the <text:span text:style-name="T4">Stop</text:span> function and finally selects the normal acceleration again.</text:p>
      <text:p text:style-name="P1"/>
      <text:p text:style-name="P1">In AccelStepper of ConfigurableFirmata the Stop function is programmed in the file AccelStepperFirmata.ccp in the following way: </text:p>
      <text:p text:style-name="P1"/>
      <text:p text:style-name="P4">else if (stepCommand == ACCELSTEPPER_STOP)</text:p>
      <text:p text:style-name="P6">{</text:p>
      <text:p text:style-name="P6"><text:s text:c="3"/>if (stepper [deviceNum])</text:p>
      <text:p text:style-name="P6"><text:s text:c="2"/>{</text:p>
      <text:p text:style-name="P6"><text:s text:c="3"/>stepper [deviceNum] -&gt; stop ();</text:p>
      <text:p text:style-name="P6"><text:s text:c="3"/>isRunning [deviceNum] = false; </text:p>
      <text:p text:style-name="P6"><text:s text:c="3"/>reportPosition (deviceNum, true);</text:p>
      <text:p text:style-name="P6"><text:s text:c="2"/>}</text:p>
      <text:p text:style-name="P6">}</text:p>
      <text:p text:style-name="P1"/>
      <text:p text:style-name="P3"><text:soft-page-break/>The function performs an instant stop but when the engine is started again it <text:span text:style-name="T5">starts </text:span>with the last speed and maximum acceleration, it <text:span text:style-name="T5">does not start in accelerated mode.</text:span></text:p>
      <text:p text:style-name="P3"/>
      <text:p text:style-name="P3"><text:span text:style-name="T5">Changing the source code in the way below, stepper stops in a decelerated mode and the next start uses </text:span>the programmed acceleration.</text:p>
      <text:p text:style-name="P3"/>
      <text:p text:style-name="P8">Source code changes, in the file AccelStepperFirmata.ccp comment the last two lines of the block:</text:p>
      <text:p text:style-name="P3"/>
      <text:p text:style-name="P5">else if (stepCommand == ACCELSTEPPER_STOP)</text:p>
      <text:p text:style-name="P7">{</text:p>
      <text:p text:style-name="P7"><text:s text:c="3"/>if (stepper [deviceNum])</text:p>
      <text:p text:style-name="P7"><text:s text:c="2"/>{</text:p>
      <text:p text:style-name="P7"><text:s text:c="3"/>stepper [deviceNum] -&gt; stop ();</text:p>
      <text:p text:style-name="P7"><text:s text:c="3"/>// isRunning [deviceNum] = false; <text:s text:c="2"/>// <text:span text:style-name="T5">line to comment</text:span></text:p>
      <text:p text:style-name="P7"><text:s text:c="3"/>// reportPosition (deviceNum, true); // <text:span text:style-name="T5">line to comment</text:span></text:p>
      <text:p text:style-name="P7"><text:s text:c="2"/>}</text:p>
      <text:p text:style-name="P7">}</text:p>
      <text:p text:style-name="P7"/>
      <text:p text:style-name="P3">Until this problem is solved and <text:span text:style-name="T5">it is decided</text:span> how to implement the STOP function, the component TAccelStepper <text:span text:style-name="T5">supposed you have compiled AccelStepperFirmata with those lines commented doing a decelerated </text:span>stop. </text:p>
      <text:p text:style-name="P3"><text:span text:style-name="T5">But i</text:span>f you want an <text:span text:style-name="T2">instant stop</text:span>, the TAccelStepper has implemented a <text:span text:style-name="T2">FastStop</text:span> function, <text:span text:style-name="T5">it works in this way, setting </text:span>a very large acceleration (actually the maximum allowed) then send the STOP command (with this maximum deceleration) and then reconfigure the <text:span text:style-name="T5">preprogrammed </text:span>accele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8:39:28.369100067</meta:creation-date>
    <dc:date>2019-03-12T19:04:33.645967476</dc:date>
    <meta:editing-duration>PT1M</meta:editing-duration>
    <meta:editing-cycles>2</meta:editing-cycles>
    <meta:generator>LibreOffice/6.0.7.3$Linux_X86_64 LibreOffice_project/00m0$Build-3</meta:generator>
    <meta:document-statistic meta:table-count="0" meta:image-count="0" meta:object-count="0" meta:page-count="2" meta:paragraph-count="45" meta:word-count="492" meta:character-count="3258" meta:non-whitespace-character-count="2769"/>
  </office:meta>
</office:document-meta>
</file>